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Normal" style:family="paragraph">
      <style:paragraph-properties fo:text-indent="0.25in"/>
      <style:text-properties fo:font-weight="bold" style:font-weight-asian="bold" style:font-weight-complex="bold" fo:color="#FF0000" fo:language="en" fo:country="US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paragraph-properties fo:margin-left="0.2951in">
        <style:tab-stops/>
      </style:paragraph-properties>
      <style:text-properties fo:font-weight="bold" style:font-weight-asian="bold" style:font-weight-complex="bold" fo:color="#FF0000" fo:language="en" fo:country="US"/>
    </style:style>
    <style:style style:name="P7" style:parent-style-name="Normal" style:family="paragraph">
      <style:paragraph-properties fo:margin-left="0.2951in">
        <style:tab-stops/>
      </style:paragraph-properties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14" style:parent-style-name="DefaultParagraphFont" style:family="text">
      <style:text-properties fo:color="#FF0000"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17" style:parent-style-name="DefaultParagraphFont" style:family="text">
      <style:text-properties fo:color="#FF0000" fo:language="en" fo:country="US"/>
    </style:style>
    <style:style style:name="T18" style:parent-style-name="DefaultParagraphFont" style:family="text">
      <style:text-properties fo:language="en" fo:country="US"/>
    </style:style>
    <style:style style:name="P19" style:parent-style-name="ListParagraph" style:list-style-name="LFO1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 fo:language="en" fo:country="US"/>
    </style:style>
    <style:style style:name="P20" style:parent-style-name="ListParagraph" style:list-style-name="LFO1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 fo:language="en" fo:country="US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Git hub workflow</text:p>
      <text:list text:style-name="LFO1" text:continue-numbering="true">
        <text:list-item>
          <text:p text:style-name="P2">On the beginning of the day always pull the most recent data from the server. Maybe your coworkers made some changes or something<text:s/></text:p>
        </text:list-item>
      </text:list>
      <text:p text:style-name="P3">Git pull<text:s/></text:p>
      <text:list text:style-name="LFO1" text:continue-numbering="true">
        <text:list-item>
          <text:p text:style-name="P4"><text:span text:style-name="T5">Create new branch and work under your own branch name.<text:s/></text:span></text:p>
        </text:list-item>
      </text:list>
      <text:p text:style-name="P6">Git branch name</text:p>
      <text:p text:style-name="P7"><text:span text:style-name="T8">Switch to newly created branch:<text:s/></text:span><text:span text:style-name="T9">branch checkout name<text:s/></text:span></text:p>
      <text:list text:style-name="LFO1" text:continue-numbering="true">
        <text:list-item>
          <text:p text:style-name="P10"><text:span text:style-name="T11">U re working on your projec</text:span><text:span text:style-name="T12">t, then when u re done after one or two days, u<text:s/></text:span><text:span text:style-name="T13">HAVE TO</text:span><text:span text:style-name="T14"><text:s/></text:span><text:span text:style-name="T15">download most recent changes from the main repo<text:s/></text:span><text:span text:style-name="T16">AGAIN</text:span><text:span text:style-name="T17"><text:s/></text:span><text:span text:style-name="T18">by git pull to see if your new project is going to be able to work with. If there wont be conflicts.</text:span></text:p>
          <text:list text:continue-numbering="true">
            <text:list-item>
              <text:p text:style-name="P19">First u have to put your new code out of the branch folder !!!!!!!!!</text:p>
            </text:list-item>
            <text:list-item>
              <text:p text:style-name="P20">Second u pull most recent data</text:p>
            </text:list-item>
            <text:list-item>
              <text:p text:style-name="P21"><text:span text:style-name="T22">Third u put your new code in there to see if it is going to work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j Popjak</meta:initial-creator>
    <dc:creator>Andrej Popjak</dc:creator>
    <meta:creation-date>2023-03-02T22:40:00Z</meta:creation-date>
    <dc:date>2023-03-02T22:50:00Z</dc:date>
    <meta:template xlink:href="Normal" xlink:type="simple"/>
    <meta:editing-cycles>1</meta:editing-cycles>
    <meta:editing-duration>PT600S</meta:editing-duration>
    <meta:document-statistic meta:page-count="1" meta:paragraph-count="1" meta:word-count="102" meta:character-count="686" meta:row-count="4" meta:non-whitespace-character-count="585"/>
  </office:meta>
</office:document-meta>
</file>